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EC200001F1DE6BFDED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ource Sans Pro" svg:font-family="'Source Sans Pro', sans-serif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635cm" fo:margin-bottom="0.423cm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02cm solid #eaecef"/>
    </style:style>
    <style:style style:name="P3" style:family="paragraph" style:parent-style-name="Standard" style:list-style-name=""/>
    <style:style style:name="P4" style:family="paragraph" style:parent-style-name="Text_20_body" style:list-style-name="L1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top="0.423cm" fo:margin-bottom="0.423cm" fo:orphans="2" fo:widows="2"/>
    </style:style>
    <style:style style:name="P6" style:family="paragraph" style:parent-style-name="Text_20_body" style:list-style-name="L5">
      <style:paragraph-properties fo:margin-top="0.423cm" fo:margin-bottom="0.423cm" fo:orphans="2" fo:widows="2"/>
    </style:style>
    <style:style style:name="P7" style:family="paragraph" style:parent-style-name="Text_20_body" style:list-style-name="L7">
      <style:paragraph-properties fo:margin-top="0.423cm" fo:margin-bottom="0.423cm" fo:orphans="2" fo:widows="2"/>
    </style:style>
    <style:style style:name="P8" style:family="paragraph" style:parent-style-name="Text_20_body" style:list-style-name="L8">
      <style:paragraph-properties fo:margin-top="0.423cm" fo:margin-bottom="0.423cm" fo:orphans="2" fo:widows="2"/>
    </style:style>
    <style:style style:name="P9" style:family="paragraph" style:parent-style-name="Text_20_body">
      <style:paragraph-properties fo:margin-top="0.423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ext_20_body" style:list-style-name="L6">
      <style:paragraph-properties fo:margin-top="0.423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1" style:family="paragraph" style:parent-style-name="Text_20_body" style:list-style-name="L3">
      <style:paragraph-properties fo:margin-top="0cm" fo:margin-bottom="0.423cm" fo:orphans="2" fo:widows="2"/>
    </style:style>
    <style:style style:name="P12" style:family="paragraph" style:parent-style-name="Text_20_body" style:list-style-name="L4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24292e" style:font-name="apple-system" fo:letter-spacing="normal" fo:font-style="normal" fo:font-weight="bold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style:font-weight-asian="bold" style:font-weight-complex="bold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4292e" style:font-name="apple-system" fo:font-size="12pt" fo:letter-spacing="normal" fo:font-style="italic" fo:font-weight="normal" style:font-style-asian="italic" style:font-style-complex="italic"/>
    </style:style>
    <style:style style:name="T8" style:family="text">
      <style:text-properties fo:font-variant="normal" fo:text-transform="none" fo:color="#24292e" style:font-name="apple-system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24292e" style:font-name="apple-system" fo:font-size="12pt" fo:letter-spacing="normal" fo:font-style="italic" fo:font-weight="bold" style:font-style-asian="italic" style:font-style-complex="italic"/>
    </style:style>
    <style:style style:name="T10" style:family="text">
      <style:text-properties fo:font-variant="normal" fo:text-transform="none" fo:color="#0366d6" style:text-line-through-style="none" style:font-name="apple-system" fo:font-size="12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366d6" style:text-line-through-style="none" style:font-name="apple-system" fo:font-size="12pt" fo:letter-spacing="normal" fo:font-style="normal" style:text-underline-style="none" fo:font-weight="bold" style:text-blinking="false" fo:background-color="transparen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Emphasis"><text:span text:style-name="T1">Projet 3 : Site communautaire autour de l'escalade en Java EE</text:span></text:span></text:h>
      <text:p text:style-name="P1"/>
      <text:p text:style-name="P1">Le site a pour objectif de permettre de partager des informations à propos de « sites » d'escalade, entre initiés.<text:line-break/>L'application offre les fonctionnalités suivantes :</text:p>
      <text:list xml:id="list8325068602274628399" text:style-name="L1">
        <text:list-item>
          <text:p text:style-name="P4">inscription et authentification</text:p>
        </text:list-item>
        <text:list-item>
          <text:p text:style-name="P4">ajout de sites d'escalade et de leurs détails géographiques (pays, région) et techniques ( secteurs, voies, longueurs, cotations)</text:p>
        </text:list-item>
        <text:list-item>
          <text:p text:style-name="P4">ajout de topos, documents très détaillés concernant les sites.</text:p>
        </text:list-item>
        <text:list-item>
          <text:p text:style-name="P4">location de topos entre membres de la communauté</text:p>
        </text:list-item>
        <text:list-item>
          <text:p text:style-name="P4">ajout de commentaires par les membres sur les sites et les topos</text:p>
        </text:list-item>
        <text:list-item>
          <text:p text:style-name="P4">rechercher des sites en fonction de différents critères (pays, régions, cotations)</text:p>
        </text:list-item>
        <text:list-item>
          <text:p text:style-name="P4">présentation des sites et des topos</text:p>
        </text:list-item>
      </text:list>
      <text:h text:style-name="P2" text:outline-level="2"><text:bookmark text:name="user-content-technologies-utilisées-"/><text:span text:style-name="Emphasis"><text:span text:style-name="T1">Technologies utilisées :</text:span></text:span></text:h>
      <text:list xml:id="list4683194212959493450" text:style-name="L2">
        <text:list-item>
          <text:p text:style-name="P5"><text:span text:style-name="T2">Application web réalisé en </text:span><text:span text:style-name="Strong_20_Emphasis"><text:span text:style-name="T5">Java/JEE (JDK 8)</text:span></text:span></text:p>
        </text:list-item>
        <text:list-item>
          <text:p text:style-name="P5"><text:span text:style-name="T2">Serveur </text:span><text:span text:style-name="Strong_20_Emphasis"><text:span text:style-name="T5">Apache Tomcat 9.0</text:span></text:span></text:p>
        </text:list-item>
        <text:list-item>
          <text:p text:style-name="P5"><text:span text:style-name="T2">Base de données </text:span><text:span text:style-name="Strong_20_Emphasis"><text:span text:style-name="T5">PostGreSQL 9.6.5</text:span></text:span></text:p>
        </text:list-item>
        <text:list-item>
          <text:p text:style-name="P5"><text:span text:style-name="T2">Packagée (WAR) avec  </text:span><text:span text:style-name="Strong_20_Emphasis"><text:span text:style-name="T5">Apache Maven</text:span></text:span></text:p>
        </text:list-item>
      </text:list>
      <text:h text:style-name="P2" text:outline-level="2"><text:bookmark text:name="user-content-outils"/><text:span text:style-name="Emphasis"><text:span text:style-name="T1">Outils</text:span></text:span></text:h>
      <text:list xml:id="list7249295126857902745" text:style-name="L3">
        <text:list-item>
          <text:p text:style-name="P11"><text:span text:style-name="Strong_20_Emphasis"><text:span text:style-name="T5">IDE : Eclipse for Java EE</text:span></text:span></text:p>
        </text:list-item>
        <text:list-item>
          <text:p text:style-name="P11"><text:span text:style-name="Strong_20_Emphasis"><text:span text:style-name="T5">SQL Power Architect</text:span></text:span></text:p>
        </text:list-item>
        <text:list-item>
          <text:p text:style-name="P11"><text:span text:style-name="Strong_20_Emphasis"><text:span text:style-name="T5">MicroOLAP Database Designer for PostgreSQL</text:span></text:span></text:p>
        </text:list-item>
        <text:list-item>
          <text:p text:style-name="P11"><text:span text:style-name="Strong_20_Emphasis"><text:span text:style-name="T5">PGAdmin</text:span></text:span></text:p>
        </text:list-item>
        <text:list-item>
          <text:p text:style-name="P11"><text:span text:style-name="Strong_20_Emphasis"><text:span text:style-name="T5">Git/GitHub</text:span></text:span></text:p>
        </text:list-item>
      </text:list>
      <text:h text:style-name="P2" text:outline-level="2"><text:bookmark text:name="user-content-intallation-de-la-base-de-données"/><text:soft-page-break/><text:span text:style-name="Emphasis"><text:span text:style-name="T1">Intallations </text:span></text:span></text:h>
      <text:list xml:id="list7563357259210844230" text:style-name="L4">
        <text:list-item>
          <text:p text:style-name="P12">Base de données</text:p>
        </text:list-item>
      </text:list>
      <text:list xml:id="list8564761945553493919" text:style-name="L5">
        <text:list-item>
          <text:p text:style-name="P6"><text:span text:style-name="T2">installer </text:span><text:span text:style-name="Strong_20_Emphasis"><text:span text:style-name="T5">postgreSQL</text:span></text:span><text:span text:style-name="T2"> : accéder au site </text:span><text:a xlink:type="simple" xlink:href="https://www.enterprisedb.com/downloads/postgres-postgresql-downloads#windows" text:style-name="Internet_20_link" text:visited-style-name="Visited_20_Internet_20_Link">https://www.enterprisedb.com/downloads/postgres-postgresql-downloads#windows</text:a><text:span text:style-name="T2"><text:line-break/>et télécharger la version 9.6.5. Lancer l'installation et suivre les instructions indiquées ici : </text:span><text:a xlink:type="simple" xlink:href="https://www.supinfo.com/articles/single/977-creer-une-base-donnees-avec-postgresql-windows" text:style-name="Internet_20_link" text:visited-style-name="Visited_20_Internet_20_Link">https://www.supinfo.com/articles/single/977-creer-une-base-donnees-avec-postgresql-windows</text:a><text:span text:style-name="T2">#</text:span></text:p>
        </text:list-item>
        <text:list-item>
          <text:p text:style-name="P6"><text:span text:style-name="T2">lancer  </text:span><text:span text:style-name="Strong_20_Emphasis"><text:span text:style-name="T5">PgAdmin 4</text:span></text:span><text:span text:style-name="Strong_20_Emphasis"><text:span text:style-name="T2"> </text:span></text:span><text:span text:style-name="T2">et créer une base de données: </text:span><text:span text:style-name="Strong_20_Emphasis"><text:span text:style-name="T5">java_ee</text:span></text:span><text:span text:style-name="Strong_20_Emphasis"><text:span text:style-name="T2"> </text:span></text:span></text:p>
        </text:list-item>
      </text:list>
      <text:list xml:id="list7107470797580054447" text:style-name="L6">
        <text:list-item>
          <text:p text:style-name="P10">Environnement de développement<text:line-break/></text:p>
        </text:list-item>
      </text:list>
      <text:list xml:id="list8898669027169460101" text:style-name="L7">
        <text:list-item>
          <text:p text:style-name="P7"><text:span text:style-name="T2">télécharger et installer le kit de développement Java 8 (JDK 8) dans le site d’Oracle :<text:line-break/></text:span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text:span text:style-name="T2"><text:line-break/>une fois votre jdk téléchargé et installé, il faut ajouter ce répertoire :<text:line-break/></text:span><text:span text:style-name="Strong_20_Emphasis"><text:span text:style-name="T5">C:\Program Files\Java\jdk1.8.0_101\bin</text:span></text:span><text:span text:style-name="T2"> dans votre variable d’environnement Pour vérifier cet ajout, ouvrir votre invite de commande et taper </text:span><text:span text:style-name="Strong_20_Emphasis"><text:span text:style-name="T5">javac,</text:span></text:span><text:span text:style-name="T2"> </text:span><text:span text:style-name="Strong_20_Emphasis"><text:span text:style-name="T5">java -version</text:span></text:span><text:span text:style-name="T2"> ou </text:span><text:span text:style-name="Strong_20_Emphasis"><text:span text:style-name="T5">java. <text:line-break/></text:span></text:span><text:span text:style-name="Strong_20_Emphasis"><text:span text:style-name="T3">Le terminal devrait vous donner la version du jdk utilisée, par exemple :</text:span></text:span></text:p>
        </text:list-item>
      </text:list>
      <text:p text:style-name="P9"><draw:frame draw:style-name="fr1" draw:name="images1" text:anchor-type="paragraph" svg:x="1.7cm" svg:y="-0.34cm" svg:width="13.27cm" svg:height="4.572cm" draw:z-index="0"><draw:image xlink:href="Pictures/2000000700004EC200001F1DE6BFDEDF.svm" xlink:type="simple" xlink:show="embed" xlink:actuate="onLoad"/></draw:frame></text:p>
      <text:p text:style-name="P9"/>
      <text:p text:style-name="P9"/>
      <text:list xml:id="list36603575" text:continue-numbering="true" text:style-name="L7">
        <text:list-item>
          <text:p text:style-name="P7"><text:span text:style-name="T7"><text:line-break/>/* <text:s text:c="15"/>Pas nécessaire si vous ne souhaitez pas faire de modifications à l'application<text:line-break/><text:line-break/> installer un environnement de développement (</text:span><text:span text:style-name="Strong_20_Emphasis"><text:span text:style-name="T9">IDE</text:span></text:span><text:span text:style-name="T7">) comme </text:span><text:span text:style-name="Strong_20_Emphasis"><text:span text:style-name="T9">Eclipse</text:span></text:span><text:span text:style-name="T7"> :</text:span><text:span text:style-name="Strong_20_Emphasis"><text:span text:style-name="T9"><text:line-break/></text:span></text:span><text:a xlink:type="simple" xlink:href="https://www.eclipse.org/downloads/packages/eclipse-ide-java-ee-developers/keplersr2" text:style-name="Internet_20_link" text:visited-style-name="Visited_20_Internet_20_Link"><text:span text:style-name="Strong_20_Emphasis">https://www.eclipse.org/downloads/packages/eclipse-ide-java-ee-developers/keplersr2</text:span></text:a><text:span text:style-name="Strong_20_Emphasis"><text:span text:style-name="T8"><text:line-break/>ou </text:span></text:span><text:span text:style-name="Strong_20_Emphasis"><text:span text:style-name="T9">Intelli J :<text:line-break/></text:span></text:span><text:a xlink:type="simple" xlink:href="https://www.jetbrains.com/idea/download/#section=windows" text:style-name="Internet_20_link" text:visited-style-name="Visited_20_Internet_20_Link"><text:span text:style-name="Strong_20_Emphasis">https://www.jetbrains.com/idea/download/#section=windows</text:span></text:a><text:span text:style-name="Strong_20_Emphasis"><text:span text:style-name="T8"><text:line-break/>*/ <text:s text:c="5"/></text:span></text:span><text:span text:style-name="Strong_20_Emphasis"><text:span text:style-name="T3"><text:s text:c="9"/><text:line-break/></text:span></text:span></text:p>
        </text:list-item>
      </text:list>
      <text:list xml:id="list8956709852507164023" text:style-name="L8">
        <text:list-item>
          <text:p text:style-name="P8"><text:soft-page-break/><text:span text:style-name="Strong_20_Emphasis"><text:span text:style-name="T3"><text:s/></text:span></text:span><text:span text:style-name="T2">installer </text:span><text:span text:style-name="Strong_20_Emphasis"><text:span text:style-name="T5">Tomcat</text:span></text:span><text:span text:style-name="T2"> dans votre machine à partir du lien suivant: <text:line-break/></text:span><text:a xlink:type="simple" xlink:href="https://tomcat.apache.org/download-90.cgi" text:style-name="Internet_20_link" text:visited-style-name="Visited_20_Internet_20_Link">https://tomcat.apache.org/download-90.cgi</text:a><text:span text:style-name="T2"><text:line-break/>Télécharger et dézipper Tomcat dans un répertoire de votre machine puis exécuter le fichier </text:span><text:span text:style-name="Strong_20_Emphasis"><text:span text:style-name="T5">.exe</text:span></text:span><text:span text:style-name="T2"> suivre les instructions et testez l’installation en accédant à l’url </text:span><text:a xlink:type="simple" xlink:href="http://localhost:8080/" text:style-name="Internet_20_link" text:visited-style-name="Visited_20_Internet_20_Link"><text:span text:style-name="Strong_20_Emphasis"><text:span text:style-name="T11">http://localhost:8080/</text:span></text:span></text:a></text:p>
        </text:list-item>
        <text:list-item>
          <text:p text:style-name="P8"><text:span text:style-name="T2"><text:s/></text:span><text:span text:style-name="T7">/* <text:s text:c="15"/>Pas nécessaire si vous ne souhaitez pas faire de modifications à l'application : <text:line-break/><text:line-break/>configurer </text:span><text:span text:style-name="Strong_20_Emphasis"><text:span text:style-name="T9">Tomcat</text:span></text:span><text:span text:style-name="T7"> dans votre </text:span><text:span text:style-name="Strong_20_Emphasis"><text:span text:style-name="T9">IDE</text:span></text:span><text:span text:style-name="T7"> : depuis l’interface de votre IDE faire </text:span><text:span text:style-name="Strong_20_Emphasis"><text:span text:style-name="T9">new</text:span></text:span><text:span text:style-name="T7"> puis </text:span><text:span text:style-name="Strong_20_Emphasis"><text:span text:style-name="T9">other</text:span></text:span><text:span text:style-name="T7"> et choisir </text:span><text:span text:style-name="Strong_20_Emphasis"><text:span text:style-name="T9">server</text:span></text:span><text:span text:style-name="T7">, </text:span><text:span text:style-name="Strong_20_Emphasis"><text:span text:style-name="T9">next</text:span></text:span><text:span text:style-name="T7"> choisir la version installée dans votre machine </text:span><text:span text:style-name="Strong_20_Emphasis"><text:span text:style-name="T9">finish</text:span></text:span><text:span text:style-name="T7"> et pour le démarrer </text:span><text:span text:style-name="Strong_20_Emphasis"><text:span text:style-name="T9">windows</text:span></text:span><text:span text:style-name="T7">, </text:span><text:span text:style-name="Strong_20_Emphasis"><text:span text:style-name="T9">show view</text:span></text:span><text:span text:style-name="T7"> et choisir </text:span><text:span text:style-name="Strong_20_Emphasis"><text:span text:style-name="T9">server</text:span></text:span><text:span text:style-name="T7"> et il apparaitra dans l’ide ou vous pouvez le démarrer l’arrêter, le supprimer…<text:line-break/>*/</text:span></text:p>
        </text:list-item>
        <text:list-item>
          <text:p text:style-name="P8"><text:span text:style-name="T2"><text:s/>installer </text:span><text:span text:style-name="Strong_20_Emphasis"><text:span text:style-name="T5">Maven</text:span></text:span><text:span text:style-name="T2"> : télécharger et dézipper maven depuis le site suivant :<text:line-break/></text:span><text:a xlink:type="simple" xlink:href="https://maven.apache.org/download.cgi" text:style-name="Internet_20_link" text:visited-style-name="Visited_20_Internet_20_Link">https://maven.apache.org/download.cgi</text:a><text:span text:style-name="T2"><text:line-break/>placez-le dans un répertoire de votre machine, ajoutez la variable d’environnement utilisateur avec pour valeur le chemin du répertoire et lancer l'invite de commande et exécuter </text:span><text:span text:style-name="T6">mvn --version </text:span><text:span text:style-name="T2">pour vérifier l’installation. Pour plus de détails, voir la phase 1 de la page suivante<text:line-break/></text:span><text:a xlink:type="simple" xlink:href="http://www.objis.com/formation-java/tutoriel-maven-installation-phases.html" text:style-name="Internet_20_link" text:visited-style-name="Visited_20_Internet_20_Link">http://www.objis.com/formation-java/tutoriel-maven-installation-phases.html</text:a><text:span text:style-name="T2"><text:line-break/></text:span></text:p>
        </text:list-item>
      </text:list>
      <text:h text:style-name="P2" text:outline-level="2"><text:bookmark text:name="user-content-application"/><text:span text:style-name="Emphasis"><text:span text:style-name="T1">Application</text:span></text:span></text:h>
      <text:list xml:id="list36607614" text:continue-numbering="true" text:style-name="L8">
        <text:list-item>
          <text:p text:style-name="P8"><text:span text:style-name="T2">cloner le projet depuis </text:span><text:span text:style-name="Strong_20_Emphasis"><text:span text:style-name="T5">Github</text:span></text:span><text:span text:style-name="T2"> à l’url </text:span><text:a xlink:type="simple" xlink:href="https://github.com/vij59/escalade" text:style-name="Internet_20_link" text:visited-style-name="Visited_20_Internet_20_Link">https://github.com/vij59/escalade</text:a><text:span text:style-name="T2"><text:line-break/>Si vous maitrisez les commandes Git, faites un </text:span><text:span text:style-name="T6">git clone </text:span><text:span text:style-name="T3"><text:s/>dans le répertoire de votre choix. Sinon, vous pouvez choisir l'option </text:span><text:span text:style-name="T6">Download ZIP </text:span><text:span text:style-name="T3">en déroulant le bouton vert « Clone or Download » et dézipper le dossier.</text:span></text:p>
          <text:p text:style-name="P8"><text:span text:style-name="T3">Pour le dossier documentation</text:span><text:span text:style-name="Strong_20_Emphasis"><text:span text:style-name="T5"> :</text:span></text:span></text:p>
        </text:list-item>
        <text:list-item>
          <text:p text:style-name="P8"><text:span text:style-name="Strong_20_Emphasis"><text:span text:style-name="T3">ouvrir PGAdmin4, sélectionner la base de données </text:span></text:span><text:span text:style-name="Strong_20_Emphasis"><text:span text:style-name="T6">java_ee , </text:span></text:span><text:span text:style-name="Strong_20_Emphasis"><text:span text:style-name="T3">faire un clic droit dessus et lancer <text:s/></text:span></text:span><text:span text:style-name="Strong_20_Emphasis"><text:span text:style-name="T6">Query Tool </text:span></text:span><text:span text:style-name="Strong_20_Emphasis"><text:span text:style-name="T3">. Ouvrir le dossier </text:span></text:span><text:span text:style-name="Strong_20_Emphasis"><text:span text:style-name="T6">base de données</text:span></text:span><text:span text:style-name="Strong_20_Emphasis"><text:span text:style-name="T3">, et ouvrez le fichier </text:span></text:span><text:span text:style-name="Strong_20_Emphasis"><text:span text:style-name="T6">escalade.sql </text:span></text:span><text:span text:style-name="Strong_20_Emphasis"><text:span text:style-name="T3">, sélectionner l'intégralité du texte, copier et le coller dans la zone de </text:span></text:span><text:span text:style-name="Strong_20_Emphasis"><text:span text:style-name="T6">Query</text:span></text:span><text:span text:style-name="Strong_20_Emphasis"><text:span text:style-name="T3">, puis valider la requête (F5 normalement). Faire de même avec le fichier </text:span></text:span><text:span text:style-name="Strong_20_Emphasis"><text:span text:style-name="T6">données.sql</text:span></text:span><text:span text:style-name="Strong_20_Emphasis"><text:span text:style-name="T3">.<text:line-break/>La base de données est remplie. <text:line-break/>Pour vous en assurer, vous pouvez insérer le texte suivant dans la zone de requête : <text:line-break/></text:span></text:span><text:span text:style-name="Strong_20_Emphasis"><text:span text:style-name="T6">select * from site ; </text:span></text:span><text:span text:style-name="Strong_20_Emphasis"><text:span text:style-name="T3"><text:line-break/></text:span></text:span><text:soft-page-break/><text:span text:style-name="Strong_20_Emphasis"><text:span text:style-name="T3">Si rien ne s'affiche, ou que les tableaux ne sont pas remplis, la base et les données sont mal installés.</text:span></text:span></text:p>
          <text:p text:style-name="P8"><text:span text:style-name="T3">Pour le dossier </text:span><text:span text:style-name="Strong_20_Emphasis"><text:span text:style-name="T5">escalade :</text:span></text:span></text:p>
        </text:list-item>
        <text:list-item>
          <text:p text:style-name="P8"><text:span text:style-name="T3">Si votre base de données possède un mot de passe, vous êtes prié de l'intégrer au fichier </text:span><text:span text:style-name="T6">DaoFactory</text:span><text:span text:style-name="T3"> en suivant le chemin suivant :escalade\dao\src\main\java\dao<text:line-break/>Pour cela, il faut remplacer , dans la ligne 25 , ("jdbc:postgresql://localhost:5432/java_ee", "postgres", "") par <text:line-break/>("jdbc:postgresql://localhost:5432/java_ee", "postgres", "</text:span><text:span text:style-name="T6">votreMotDePasse</text:span><text:span text:style-name="T3">")</text:span></text:p>
        </text:list-item>
        <text:list-item>
          <text:p text:style-name="P8"><text:span text:style-name="Strong_20_Emphasis"><text:span text:style-name="T3">Ensuite, effectuez via une invite de commande l'opération suivante : , une fois dans le répertoire du dossier téléchargé, entrer dans le dossier escalade et faire un </text:span></text:span><text:span text:style-name="Strong_20_Emphasis"><text:span text:style-name="T6">mvn clean package</text:span></text:span><text:span text:style-name="Strong_20_Emphasis"><text:span text:style-name="T3">. Cela générera un fichier .war dans le dossier target du dossier web, suivre le chemin suivant :<text:line-break/> </text:span></text:span><text:span text:style-name="Strong_20_Emphasis"><text:span text:style-name="T6">escalade → web → target → web.war<text:line-break/></text:span></text:span><text:span text:style-name="Strong_20_Emphasis"><text:span text:style-name="T3">placer ce fichier dans le dossier webapps en suivant le chemin suivant<text:line-break/></text:span></text:span><text:span text:style-name="Strong_20_Emphasis"><text:span text:style-name="T6">Program Files → Apache Software Foundation → Tomcat 9.0 → webapps</text:span></text:span></text:p>
        </text:list-item>
        <text:list-item>
          <text:p text:style-name="P8"><text:span text:style-name="Strong_20_Emphasis"><text:span text:style-name="T3">Mettre en route votre serveur Tomcat, soit via le Monitor, soit en ouvrant le fichier </text:span></text:span><text:span text:style-name="Strong_20_Emphasis"><text:span text:style-name="T6">startup </text:span></text:span><text:span text:style-name="Strong_20_Emphasis"><text:span text:style-name="T3">situé dans le dossier </text:span></text:span><text:span text:style-name="Strong_20_Emphasis"><text:span text:style-name="T6">bin </text:span></text:span><text:span text:style-name="Strong_20_Emphasis"><text:span text:style-name="T3">de </text:span></text:span><text:span text:style-name="Strong_20_Emphasis"><text:span text:style-name="T6">Tomcat.</text:span></text:span><text:span text:style-name="Strong_20_Emphasis"><text:span text:style-name="T3"> Puis entrer dans le navigateur l' url </text:span></text:span><text:a xlink:type="simple" xlink:href="http://localhost:8080/escalade-presentation/Accueil" text:style-name="Internet_20_link" text:visited-style-name="Visited_20_Internet_20_Link"><text:span text:style-name="Emphasis"><text:span text:style-name="T10">http://localhost:8080/web</text:span></text:span></text:a><text:span text:style-name="Strong_20_Emphasis"><text:span text:style-name="T3"> et ça devrait marcher.</text:span></text:span>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ource Sans Pro" svg:font-family="'Source Sans Pro', sans-serif"/>
    <style:font-face style:name="apple-system" svg:font-family="apple-system, BlinkMacSystemFont, 'Segoe UI', Helvetica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 vij</meta:initial-creator>
    <meta:creation-date>2018-01-17T11:33:23.76</meta:creation-date>
    <dc:date>2018-01-26T16:39:48.13</dc:date>
    <dc:creator>ed vij</dc:creator>
    <meta:editing-duration>P3DT26M58S</meta:editing-duration>
    <meta:editing-cycles>30</meta:editing-cycles>
    <meta:generator>OpenOffice/4.1.3$Win32 OpenOffice.org_project/413m1$Build-9783</meta:generator>
    <meta:document-statistic meta:table-count="0" meta:image-count="1" meta:object-count="0" meta:page-count="4" meta:paragraph-count="38" meta:word-count="783" meta:character-count="5370"/>
  </office:meta>
</office:document-meta>
</file>